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7850000051593C2F567.png" manifest:media-type="image/png"/>
  <manifest:file-entry manifest:full-path="Pictures/1000000100000785000005154DE3EE46.png" manifest:media-type="image/png"/>
  <manifest:file-entry manifest:full-path="Pictures/10000001000006DA000004DE1F966992.png" manifest:media-type="image/png"/>
  <manifest:file-entry manifest:full-path="Pictures/10000001000006DA000004DE894B63AF.png" manifest:media-type="image/png"/>
  <manifest:file-entry manifest:full-path="Pictures/100000010000078500000515FF6C5866.png" manifest:media-type="image/png"/>
  <manifest:file-entry manifest:full-path="Pictures/10000001000006B6000004AC01DF2852.png" manifest:media-type="image/png"/>
  <manifest:file-entry manifest:full-path="Pictures/10000001000007850000051540919234.png" manifest:media-type="image/png"/>
  <manifest:file-entry manifest:full-path="Pictures/100000010000078500000515F1A38B02.png" manifest:media-type="image/png"/>
  <manifest:file-entry manifest:full-path="Pictures/100000010000078500000515C35B2C42.png" manifest:media-type="image/png"/>
  <manifest:file-entry manifest:full-path="Pictures/10000001000003680000043819EA4EA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018cm" fo:min-width="0.77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127cm" fo:min-width="3.108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15cm" svg:height="15.749cm" svg:x="7.678cm" svg:y="0.027cm">
          <draw:image xlink:href="Pictures/10000001000003680000043819EA4EA1.png" xlink:type="simple" xlink:show="embed" xlink:actuate="onLoad" draw:mime-type="image/png">
            <text:p/>
          </draw:image>
        </draw:frame>
        <draw:line draw:style-name="gr2" draw:text-style-name="P2" draw:layer="layout" svg:x1="12.7cm" svg:y1="10.795cm" svg:x2="15.24cm" svg:y2="10.795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623cm" svg:height="15.749cm" svg:x="2.724cm" svg:y="0.027cm">
          <draw:image xlink:href="Pictures/10000001000006B6000004AC01DF2852.png" xlink:type="simple" xlink:show="embed" xlink:actuate="onLoad" draw:mime-type="image/png">
            <text:p/>
          </draw:image>
        </draw:frame>
        <draw:line draw:style-name="gr2" draw:text-style-name="P2" draw:layer="layout" svg:x1="17.68cm" svg:y1="4.745cm" svg:x2="18.315cm" svg:y2="4.745cm">
          <text:p/>
        </draw:line>
        <draw:line draw:style-name="gr2" draw:text-style-name="P2" draw:layer="layout" svg:x1="16.41cm" svg:y1="8.69cm" svg:x2="18.95cm" svg:y2="8.69cm">
          <text:p/>
        </draw:line>
        <draw:line draw:style-name="gr2" draw:text-style-name="P2" draw:layer="layout" svg:x1="16.31cm" svg:y1="12.462cm" svg:x2="18.215cm" svg:y2="12.462cm">
          <text:p/>
        </draw:line>
        <draw:line draw:style-name="gr2" draw:text-style-name="P2" draw:layer="layout" svg:x1="11.03cm" svg:y1="2.105cm" svg:x2="12.935cm" svg:y2="2.105cm">
          <text:p/>
        </draw:line>
        <draw:line draw:style-name="gr2" draw:text-style-name="P2" draw:layer="layout" svg:x1="16.381cm" svg:y1="8.883cm" svg:x2="17.016cm" svg:y2="8.883cm">
          <text:p/>
        </draw:lin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2.17cm" svg:height="15.749cm" svg:x="2.951cm" svg:y="0.027cm">
          <draw:image xlink:href="Pictures/10000001000006DA000004DE894B63A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2.17cm" svg:height="15.749cm" svg:x="2.951cm" svg:y="0.027cm">
          <draw:image xlink:href="Pictures/10000001000006DA000004DE1F96699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F1A38B0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FF6C586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C35B2C4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4DE3EE4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40919234.png" xlink:type="simple" xlink:show="embed" xlink:actuate="onLoad" draw:mime-type="image/png">
            <text:p/>
          </draw:image>
        </draw:frame>
        <draw:custom-shape draw:style-name="gr4" draw:text-style-name="P1" draw:layer="layout" svg:width="1.27cm" svg:height="0.268cm" svg:x="21.59cm" svg:y="3.03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93C2F567.png" xlink:type="simple" xlink:show="embed" xlink:actuate="onLoad" draw:mime-type="image/png">
            <text:p/>
          </draw:image>
        </draw:frame>
        <draw:custom-shape draw:style-name="gr5" draw:text-style-name="P1" draw:layer="layout" svg:width="0.456cm" svg:height="0.4cm" svg:x="10.714cm" svg:y="4.1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08cm" svg:height="0.377cm" svg:x="9.525cm" svg:y="4.70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40919234.png" xlink:type="simple" xlink:show="embed" xlink:actuate="onLoad" draw:mime-type="image/png">
            <text:p/>
          </draw:image>
        </draw:frame>
        <draw:custom-shape draw:style-name="gr4" draw:text-style-name="P1" draw:layer="layout" svg:width="1.27cm" svg:height="0.268cm" svg:x="21.59cm" svg:y="3.03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ff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20:45:35.546994116</meta:creation-date>
    <meta:editing-duration>PT18M59S</meta:editing-duration>
    <meta:editing-cycles>5</meta:editing-cycles>
    <meta:generator>LibreOffice/24.2.5.2$MacOSX_AARCH64 LibreOffice_project/bffef4ea93e59bebbeaf7f431bb02b1a39ee8a59</meta:generator>
    <dc:date>2025-11-09T21:04:35.037206920</dc:date>
    <meta:document-statistic meta:object-count="64"/>
  </office:meta>
</office:document-meta>
</file>